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800000" officeooo:rsid="0012edc7" officeooo:paragraph-rsid="0012edc7"/>
    </style:style>
    <style:style style:name="P2" style:family="paragraph" style:parent-style-name="Standard">
      <style:text-properties style:use-window-font-color="true" officeooo:rsid="0004c8c9" officeooo:paragraph-rsid="0004c8c9"/>
    </style:style>
    <style:style style:name="P3" style:family="paragraph" style:parent-style-name="Standard">
      <style:text-properties style:use-window-font-color="true" officeooo:rsid="0006652a" officeooo:paragraph-rsid="0006652a"/>
    </style:style>
    <style:style style:name="P4" style:family="paragraph" style:parent-style-name="Standard">
      <style:text-properties style:use-window-font-color="true" officeooo:rsid="00077cc9" officeooo:paragraph-rsid="00077cc9"/>
    </style:style>
    <style:style style:name="P5" style:family="paragraph" style:parent-style-name="Standard">
      <style:text-properties style:use-window-font-color="true" officeooo:rsid="0008c87f" officeooo:paragraph-rsid="0008c87f"/>
    </style:style>
    <style:style style:name="P6" style:family="paragraph" style:parent-style-name="Standard">
      <style:text-properties style:use-window-font-color="true" officeooo:rsid="000ac116" officeooo:paragraph-rsid="000ac116"/>
    </style:style>
    <style:style style:name="P7" style:family="paragraph" style:parent-style-name="Standard">
      <style:text-properties style:use-window-font-color="true" officeooo:rsid="000bd8de" officeooo:paragraph-rsid="000bd8de"/>
    </style:style>
    <style:style style:name="P8" style:family="paragraph" style:parent-style-name="Standard">
      <style:text-properties style:use-window-font-color="true" officeooo:rsid="000d3057" officeooo:paragraph-rsid="000d3057"/>
    </style:style>
    <style:style style:name="P9" style:family="paragraph" style:parent-style-name="Standard">
      <style:text-properties style:use-window-font-color="true" officeooo:rsid="000ee083" officeooo:paragraph-rsid="000ee083"/>
    </style:style>
    <style:style style:name="P10" style:family="paragraph" style:parent-style-name="Standard">
      <style:text-properties style:use-window-font-color="true" officeooo:rsid="000f94b7" officeooo:paragraph-rsid="000f94b7"/>
    </style:style>
    <style:style style:name="P11" style:family="paragraph" style:parent-style-name="Standard">
      <style:text-properties style:use-window-font-color="true" officeooo:rsid="00128964" officeooo:paragraph-rsid="00128964"/>
    </style:style>
    <style:style style:name="P12" style:family="paragraph" style:parent-style-name="Standard">
      <style:text-properties style:use-window-font-color="true" officeooo:rsid="0012edc7" officeooo:paragraph-rsid="0012edc7"/>
    </style:style>
    <style:style style:name="P13" style:family="paragraph" style:parent-style-name="Standard">
      <style:text-properties style:use-window-font-color="true" officeooo:rsid="0013c689" officeooo:paragraph-rsid="0013c689"/>
    </style:style>
    <style:style style:name="P14" style:family="paragraph" style:parent-style-name="Standard">
      <style:text-properties style:use-window-font-color="true" officeooo:rsid="00155139" officeooo:paragraph-rsid="00155139"/>
    </style:style>
    <style:style style:name="P15" style:family="paragraph" style:parent-style-name="Standard">
      <style:text-properties style:use-window-font-color="true" officeooo:paragraph-rsid="00155139"/>
    </style:style>
    <style:style style:name="T1" style:family="text">
      <style:text-properties officeooo:rsid="00077cc9"/>
    </style:style>
    <style:style style:name="T2" style:family="text">
      <style:text-properties officeooo:rsid="0008c87f"/>
    </style:style>
    <style:style style:name="T3" style:family="text">
      <style:text-properties officeooo:rsid="000ee083"/>
    </style:style>
    <style:style style:name="T4" style:family="text">
      <style:text-properties officeooo:rsid="000f94b7"/>
    </style:style>
    <style:style style:name="T5" style:family="text">
      <style:text-properties officeooo:rsid="0011487d"/>
    </style:style>
    <style:style style:name="T6" style:family="text">
      <style:text-properties officeooo:rsid="0012edc7"/>
    </style:style>
    <style:style style:name="T7" style:family="text">
      <style:text-properties officeooo:rsid="00155139"/>
    </style:style>
    <style:style style:name="T8" style:family="text">
      <style:text-properties fo:color="#800000" officeooo:rsid="001551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mina 2</text:p>
      <text:p text:style-name="P2"/>
      <text:p text:style-name="P2">Aca podemos ver la estructura de la charla. Primero se contaran las motivaciones que nos llevaron a </text:p>
      <text:p text:style-name="P2">construir el catalogo, haciendo incapie en el bullet cluster que es el cumulo de galaxias en proceso de fusion mas conocido y estudiado. Luego voy a hablar sobre el mock, es decir el catalogo simulado de galaxias, construido a partir de la simuoacion millenuum y el sam de delucia y croton.</text:p>
      <text:p text:style-name="P2">En la tercera parte voy a contar sobre los metodos de deteccion de subestructuras que utilizamos y los resultados que obtuvimos al aplicarlos al catalogo simulado y finalmente voy a contar sobre los resultados de aplicar dichos metodos en los catalogos reales y las perspectivas futras.</text:p>
      <text:p text:style-name="P2"/>
      <text:p text:style-name="P2">Filmina 3 </text:p>
      <text:p text:style-name="P2"/>
      <text:p text:style-name="P2">La principal motivacion de la construccion de este catalogo, es que a traves del estudio de la dinamica de este tipo de objetos, uno puede determinar propiedades de la materia oscura.</text:p>
      <text:p text:style-name="P2"/>
      <text:p text:style-name="P3">Filmina 4</text:p>
      <text:p text:style-name="P3"/>
      <text:p text:style-name="P3">Entonces, ahora les voy a contar, sobre los principales estudios que dieron lugar a la introducción </text:p>
      <text:p text:style-name="P3">de la materia oscura.</text:p>
      <text:p text:style-name="P3">Los sistemas virializados son sistemas en donde justamente se cumple el teorema del virial, es decir, una relacion entre la energia potencial y la energia cinetica, entonces estudiando la dinamica de estos objetos un ppuede estimar la masa. En estos graficos podemos ver la masa en funcion del radio para 2 cumulos de galaxias, en donde vemos que la mayor parte de la masa del cumulo, esta en forma de materia oscura, mientras que, sacando la materia oscura, la sigueinte componente mas importante corresponde al gas y no a las estrellas.</text:p>
      <text:p text:style-name="P3"/>
      <text:p text:style-name="P3">Filmina 5</text:p>
      <text:p text:style-name="P3"/>
      <text:p text:style-name="P3">En estos graficos observamos las curvas de rotacion de 3 galaxias, es decir velocidad de rotacion versus distancia al centro, y lo importante es que si no existiese la materia oscura, estas curvas deberian decaer, contrario a lo que se observa. Historicamente estas observaciones dieron lugar a la introduccion del halo de materia oscura alrededor de las galaxias.</text:p>
      <text:p text:style-name="P3"/>
      <text:p text:style-name="P3">Filmina 6</text:p>
      <text:p text:style-name="P3"/>
      <text:p text:style-name="P3">Las lentes gravitacionales, son un fenomeno que se produce por la desviacion de los rayos de luz al pasar por objetos muy masivos, de esta manera uno estudiando estas deformaciones puede estimar la masa del objeto que las causa, y asi se ve que hay objetos que tienen una masa mayor a la que se observa, nuevamente dando lugar a la materia oscura.</text:p>
      <text:p text:style-name="P3"/>
      <text:p text:style-name="P3">Filmina 7</text:p>
      <text:p text:style-name="P3"/>
      <text:p text:style-name="P3">El fondo cosmico de microondas, es la imagen mas antigua del universo, y lo que resalta de este mapa es la gran homogeneidad que hay, teniendo en cuenta que estas pequeñas fluctuaciones son del orden de los micro kelvin. Si uno realiza una transofrmada de fourier a estos datos, obtiene la curva representada en el grafico de la izquierda, la cual es muy imp0ortante ya que a trave de su ajuste uno puede estimar algunas parametros cosmologicos, como po ejemplo la densidad de materia oscura.</text:p>
      <text:p text:style-name="P3"/>
      <text:p text:style-name="P3">Filmina 8</text:p>
      <text:p text:style-name="P3"/>
      <text:p text:style-name="P3">Entonces, con estos datos, sumado a los estudios de supernovas, nucleosintesis, oscilacines <text:soft-page-break/>acusticas barionias, etc. se llega al modelo estandar, el cual establece que el universo esta compuesto por un 74 % aprox de energia oscura, un 22% de materia oscura y solo un 4% de materia ordinaria, mostrnado la importancia de estudiar las formas de materia desconocida.</text:p>
      <text:p text:style-name="P3"/>
      <text:p text:style-name="P3">Filmina 9</text:p>
      <text:p text:style-name="P2"/>
      <text:p text:style-name="P3">Basicamente hay 4 estrategias para el estudio de la materia oscura. La primera es la deteccion directa, la cual busca señales producidas por la interaccion entre la materia oscura y particulas del modelo estandar. Entre los experimentos mas importante de deteccion directa, se pueden nombrar a dama/libra, cdms, xenon100, etc. Despues, tambine se busca la creacion de materia oscura a partir de ka colision de 2 particulas del modelo estandar en los grandes colisionadors de particulas. Si bien <text:s/>los detectores ni estas diseñados para detectar materia oscura, esta se escaparia y por la perdida de energia se podria inferir la generacion de materia oscura. Luego tenemos las pruebas astrofisicas, que basicamente buscan obeservar efectos de la autointeraccion de la materia oscura. Finalmente tenemos la deteccion indirecta, que busca señales, es decir particulas del modelo estandar producidas por la aniquilacion o el decaimiento de la materia oscura.</text:p>
      <text:p text:style-name="P3">Vale destacar 2 trabajos muy reciente, de menos de 1mes, en el que se encuentra una linea de emision en los 3,55 kev que no puede ser asociada a ninguna transicion conocida, y que puede ser interpretada como la emision poducida por el decaimiento de un nuetrino esteril de masa 7,06 kev, siendo consistente con todos los limites provenientes de otras observaciones cosmologicas. Aunque esta deteccion es muy prometedora, la señal todavia es muy debil como para dar resultados concluyentes.</text:p>
      <text:p text:style-name="P3"/>
      <text:p text:style-name="P3">Filmina 10</text:p>
      <text:p text:style-name="P3"/>
      <text:p text:style-name="P3">Ahora les voy a contar, sobre el bullet cluster, el cual como dije, es el cumulo en proceso de colsiion mas conocido y estudiado. Aca podemos ver una imagen en el optioco superpuesta a la emision en rayos x en rosado, y a la masa estimada por lentes en azul. Entonces como vimos antes, la mayor parte de la masa de los cumulos esta en forma de materia oscura, asi que cuando vemos los mapa de <text:s/>masa, vemos basicamente la materia oscura, ahor bien, la emision en rayos x proviene del gas caliente de los cumulo, luego cuando vemos lesta emision , estmos viendo el gas de los cumulos. Entonces lo que se observa en esta imagen es el claro desfasaje entre la materia oscura y el gas. </text:p>
      <text:p text:style-name="P3">La explicacion para esta geometria, es que estamos viendo la colision entre 2 cumulos, entonces como el gas sufre efectos de presion, queda en la zona central, en cambio las galaxias y la materia oscura,son no colisionales, es decir que solo interactuan gravitacionalmente, entonces pasan de largo quedando en la zona exterior.</text:p>
      <text:p text:style-name="P3">Aca les muestro un video de una simulacion de esta interaccion, en donde se puede ver como el cumulo secundario va ingresando en el halo del cumulo principal. En el panel de arriba a la izquierda se observa un mapa de rayos x, en el panel de arriba a la derecha se observa un mapa de temperatura, abajo a la izquerda s muestra el shock del gas, y abajo a la derecha se muestra la velocidad inferida de la eimision en rayos x. Muestro nuevamente el video, y cuando lo detengo aca, quiero que noten la estrucutra conica que se observa en la emision en rayos x, similar a la observada en el bullet cluster.</text:p>
      <text:p text:style-name="P3"/>
      <text:p text:style-name="P3">Filmina 11</text:p>
      <text:p text:style-name="P3"/>
      <text:p text:style-name="P3">Aca nuevamente les muestro imagenes del bullet cluster, en el grafico de la izquierda se muestra los contornos de masas supuerpuestos a la emision en rayos x donde queda claro el desfajsae entre las componentes, mientras que en la figura de la derecha se ve una imagen en el optica supuerpuesta a los contornos de masas, en donde no se observa un desfasaje entre las galxias y la materia oscura.</text:p>
      <text:p text:style-name="P3"/>
      <text:p text:style-name="P3"/>
      <text:p text:style-name="P3"><text:soft-page-break/>Filmina 12</text:p>
      <text:p text:style-name="P3"/>
      <text:p text:style-name="P3">Markevitch y colaboradores, estudiando diferentes propiedades de este cumulo, obtuvieron limites superiores para el cociente seccion eficaz sobre masa de la particula de materia oscura.</text:p>
      <text:p text:style-name="P3"/>
      <text:p text:style-name="P3">Primero, teniendo en cuenta el desfsaje entre materia oscura y gas, tenemos <text:span text:style-name="T1">que la profundida optica tau tienen que ser menor a 1, luego podemos escribir tau como sigma sobre m por gima s, donde sigma es la seccion eficaz de la autointeraccion, m es la masa, y sigma s es la densidad superficial de materia oscura. Calculando sigma s y pidiendo que tau sea menor a 1, obtenemos que el cociente s/m debe ser menor a 5 cm^1/g. Este mismo metodo se aplico a otros cumulos obteniendo los siguietes resultadpos.</text:span></text:p>
      <text:p text:style-name="P3"/>
      <text:p text:style-name="P4">Filmina 13</text:p>
      <text:p text:style-name="P4"/>
      <text:p text:style-name="P4">Luego estudiando la velocidad del cumulo secundario, podemos ver que si tenemos una particula de cumulo secundario en reposo, y choca con otra que viene con cierta velocidad v0, luego del choque las particulas salen para deiferente direcciones con ciertos angulas alfa 1 y alfa 2. debido a las condiciones inicilaes de este problema, resulta que siempre se pierda al menos una particula, entonces, calcularon el momento medio perdido por interaccion. Luego la disminucion de la velocidad por perdida de momento, es el moemento medio, por el numero de colisiones n divido la masa del sumulo secundario. Luego integrando sobre toda la trayectorio, obtenemos que la disminucion en la velocidad es el momento medio dividio la masa de la dm, por el cociente seccion eficasz masa por la densidad superficial, y pidiendo que esta disminucion no sea mayor a 1000, obtenemos que el cociente seccion eifcaz masa debee ser menor a 7.</text:p>
      <text:p text:style-name="P4"/>
      <text:p text:style-name="P4">Filmina 14</text:p>
      <text:p text:style-name="P4"/>
      <text:p text:style-name="P4">EL ultimo metodo para determinar un limite en este cociente, proviene de la supervivencia del cumulo secundario. Tenemos que chi es la probabilidad de que en una colision una particula se escape, luego la probabilidad de que una particula choque es tau, multiplicando, tenemos la probabilidad de que una particula se escapa producto de una colision. Pididneo que la fraccion de particulas que se perdieron sea menor a 0,3, obtenemos que este cociente debe ser menor <text:s/>q 1.</text:p>
      <text:p text:style-name="P4"/>
      <text:p text:style-name="P4">Filmina 15</text:p>
      <text:p text:style-name="P4"/>
      <text:p text:style-name="P4">Otra motivacion para buscar este tipo de objetos es, el desafio cosmologico que según muchos autores, presentan ciertas propiedades del bullet cluster.</text:p>
      <text:p text:style-name="P4">Aca les resumo algunos trabajos, de los que ya hable en mis primeros seminarios. Estos trabajos se dividen en 2 lineas principalmente, una que estudian la probabilidad de encontrar un objeto como el bullet cluster en simulaciones de gran escala, y otras que estudian las propiedades de este objeto a traves de simulacion hidrodinamicas.</text:p>
      <text:p text:style-name="P4"/>
      <text:p text:style-name="P4">Filmina 16</text:p>
      <text:p text:style-name="P4"/>
      <text:p text:style-name="P4">Ahora les voy a contar sobre la construccion del catalogo simulado de aglaxias, basados en la simulacion cosmologica millenium. Esta simulacion es solamente de materia oscura. En estos graficos se muestra la distribuxion de materia oscura para deiferentes escalas, siendo notorio la gran homogeneidad a escalas muy grandes.</text:p>
      <text:p text:style-name="P4"/>
      <text:p text:style-name="P4">Filmina 17</text:p>
      <text:p text:style-name="P4"/>
      <text:p text:style-name="P4">Esta simulacion fue hecha con 2160**3 particulas de materia oscura que evolucionan a traves del <text:soft-page-break/>tiempo, en un box de 500 mpc de lado, lo cual da una masa de 8,61*10**8 masas solares. Los parametros cosmologicos utilizados son, omega materio 0,25, omega barionico 0,045, omega landa 0,75, h 0,73, el indice n igual a 1 y sigma 8 igual a 0,9. En verde se muestran los valores obtenidos por wmap. La informcion de esta simulacion esta organizada en diferentes snapshots que corresponden a diferentes tiempos evolutivos. <text:s/>Es decir que uno primero tiene las condiciones iniciales, las hace evolucionar hasta cierto tiempo, <text:span text:style-name="T2">y las propiedades de las particulas en ese tiempo son la informacion del snapshot. Siendo el snapshot 63 el tiempo actual.</text:span></text:p>
      <text:p text:style-name="P4"/>
      <text:p text:style-name="P5">Filmina 18</text:p>
      <text:p text:style-name="P5"/>
      <text:p text:style-name="P5">Para nuestro trabajo, fue muy importante estudiar los arboles de fusion, los cuales tiene que ver con la formacion jerarquica de estructuras, es decir que primero se forman las estrucutaras mas chicas y luego por fusion las mas grandes, entonces si yo tengo un halo en el snapshot 63, estudiando su arbol de fusionm puedo conocer cuando y que halos se unieron para dar lugar al halo actual. Es importante notar que los datos de la simulacion corresponden al arbol de fusion de los subhalos, y para nuestro analisis debimos construir los arboles de fusion para los grupos fof.</text:p>
      <text:p text:style-name="P5"/>
      <text:p text:style-name="P5">Filmina 19</text:p>
      <text:p text:style-name="P5"/>
      <text:p text:style-name="P5">Ahora, esta simulacion es solamente de materia oscura, es decir que todas las particulas simulan ser particulas de materia oscura, luego para simular las galaxias necesitamos introducir la materia barionica, la cual es imposible de simular a gran escala debido a problemas computacionales, entonces para agregarla, se utilizan los llamados modelos samianaliticos, los cuales son una serie de recetas y perillas que se ajustan para reproducir las observaciones lo mejor posible.</text:p>
      <text:p text:style-name="P5">Entonces se establece que cada halo de materia oscua colapsa, junto con un conjunto de bariones, siendo la fraccion de masa barionica de un 17%. Luego para la reionizacion se utiliza un modelo de 3 fases, siendo la ultima el momento en que todo el medio intergalactico esta reionizado. Para modelar la evolucion de los agujeros negros, se supone que estos crecen durantes las fusiones entre galaxia y por la acreacion de gas frio, la cual esta cuantificada por el parametro fb. Los nucles agn se modelan suponiendp que su actividad es el resultado de la acresion de gas caliente haciea el agujero negro supermasivo.</text:p>
      <text:p text:style-name="P5"/>
      <text:p text:style-name="P5">Filmina 20</text:p>
      <text:p text:style-name="P5"/>
      <text:p text:style-name="P5">Para la formacion estelar se asume que todas las estrellas se forman en discos de gas frio, luego se calcula una masa critica, y cuando la masa de una galaxia supera dicha masa crititca, la tasa de formacion estelar esta dada por esta formula.</text:p>
      <text:p text:style-name="P5">Y finalemten se modelo el feedback de supernovas, ya que este es un proceso fundamentel, debido a que inyecta gas, metales y energia en el medio intergalactico, pudiendo recalentar el gas del disco inhibiendo la formacion estelar e inclusivo pudiendo eyectar el gas afuera del halo. Estos procesos estan cuantificados con los parametros edis, ehal, gamaej, donde el primero hace referencia a la eficiencia de la supernova para recalentar el gas, el segundo es la eficiencia para eyectar el gas y el trecero es la eficiencia con la cual el gas eyectafo vuelve.</text:p>
      <text:p text:style-name="P5"/>
      <text:p text:style-name="P5">Filmina 21</text:p>
      <text:p text:style-name="P5"/>
      <text:p text:style-name="P6">Finalmente lo que tenemos es una caja de 500 mpc con galaxias, entonces para constuir nuestro catalgoo simulado, debemos pararnos en algun lado, calcular la distancia a cada galaxia, leugo calculamos la velocidad radial, como la cte de hubble por la distancia, + componenete en la direccion de la visual de la velociddad pecuuliar de la galaxia, leugo calculamos el redshift que mediriamos, luego con el redshift, calculamos la distancia propia, y con esta la distancia en luminosidad, luego calculamos el modulo de distancia y finalemte la magnitud aparente de dicha <text:soft-page-break/>galaxia, donde m es la magnitud absoluta, dm es el modulo de distancia y k es la correcion k debida a que la luz que nos llega de una galaxia es diferente a la de emisiion por el fenomeno de redshift cosmologico y Luego calculamos las coordenadas alfa y delta, obteniendo asi, las coordenadsa ecuatoriales el redshift y la mag aparente tal cual tendriamos en un catalogo real. </text:p>
      <text:p text:style-name="P6">Vale aclarar que esta catalogo simulado fue construido sobre toda la esfera, sin utilizar ninguna mascara angular, siendo este un punto a mejorar en el futuro.</text:p>
      <text:p text:style-name="P6"/>
      <text:p text:style-name="P6">Filmina 22</text:p>
      <text:p text:style-name="P6"/>
      <text:p text:style-name="P6">En estos graficos se puede ver una comparacion entre las distribuciones de redshift y de magnitud aparente entre nuestro catalogo y el sdss, encontrando una buena similitud, aunque se observan alguna diferencias sobre todo en la distribucion de redshift.</text:p>
      <text:p text:style-name="P6"/>
      <text:p text:style-name="P7">Filmina 23</text:p>
      <text:p text:style-name="P7"/>
      <text:p text:style-name="P7">Ahora voy a hablar sobre los diferentes test de identificcacion de subestructuras en cumulos de galaxias. El test de dressler-shectman identifica las subestrcutras mediante variaciones en la velocidad radial. Para esto se define el estaddistico delta para cada galaxia perteneciente al cumulo, mediante esta formula, donde v es la velocidad media del cumulo, vloc es la velocidad media local, teniendo en cuenta las 10 galaxias mas cercadanas a la alaxia donde estamos parados, sigma es a diespersion <text:s/>de velocidades del cumulo, y sgima loc es la dispersion de velocidades local, nuevamente tenieneod en cuenta las 10 galaxias mas cercanas. Luego definimos el estadistico delta grande, como la suma de los delta de cada galaxia, es decir que el delta chico es para las galaxias y el delta grande para el cumulo. Este test fue catalogado por pinkey y col como el mejor test para identificar las subestrusctuas, aunque su efectividad baja cuando la subestructras se encuentran a lo largo de la linea de la visual y cuando el cumulo tiene menos de 30 galaxias, es por esto que recomiendan complementarlo con le medicion de la skewness de la distribucion de velocidades radiales. Tambien concluyen que mediante este test es posible identificar las subestructuras provenientes de una fusion hasta 3 gyr despues de dicha interacciom, lo que es equivalente a 10 snapshots en la simulacion, es decir hasta el snapshot 53.</text:p>
      <text:p text:style-name="P7"/>
      <text:p text:style-name="P7">Filmina 24</text:p>
      <text:p text:style-name="P7"/>
      <text:p text:style-name="P7">Un problema de este test, es que no se conoce a priori la distribucion del estadistico delta, por lo que es necesario correr realizciones monte carlo, distribuyendo aleatoriamente las velocidades, de manera de borrar las subestructuras pero manteniendo la distribucion de velocidades, de esta menra definimos el valor p, mediante esta formula, dodne n es el numero de realizaciones monte carlo en donde el delta es mas grande que el medido, y n es el numero total de realizaciones monte carlo.</text:p>
      <text:p text:style-name="P7"/>
      <text:p text:style-name="P7">Filmina 25</text:p>
      <text:p text:style-name="P7"/>
      <text:p text:style-name="P7">En estos graficos podemos ver la distribucion de delta, para 2 cumulos, uno con subestructura y una sin subestructuras. En la izquierda tenemos la dsitribucion para 30 realizaciones, en el centro es la distribucion para 100 realizaciones y en la derecha para 300, y podemos ver que con 30 realizaciones las dsitribucines son muy ruidosas pudiendo llevar a resultados errados, para 100 ya las distribuciones estan mejor definidas y son confiables, y por suouesto con 300 realizaciones estan mucho mejor definidas, pero al final decidimos trabajar solo con 100 relaizciones ya que con 300 el tiempo computo era muy grande.</text:p>
      <text:p text:style-name="P7"/>
      <text:p text:style-name="P7">Filmina 26</text:p>
      <text:p text:style-name="P7"/>
      <text:p text:style-name="P7">Luego desarrollamos un test de DS iterativo, el cual calculamos el estadistico delta para cadaa <text:soft-page-break/>galaxia, mediante esta formula equivalente a la que mostre recien, solo que el numero de veniconos ahora depende del numero total de galaxias del cumulo. Luego se eliminan aquellas galaxias cuyo delta sea menor a 0,7delta medio, y se vuelve a calcualar el estadistico con las galaxias que quedaron. Finalmente decimos que el algoritmo converge si el numero de galaxias entre 2 pasas consecutivos es el mismo.</text:p>
      <text:p text:style-name="P7"/>
      <text:p text:style-name="P7">Filmina 27</text:p>
      <text:p text:style-name="P7"/>
      <text:p text:style-name="P7">En estos graficos podemos ver las posiciones angular de las galacxias de un cumulo en el cual el algoritmo convergio en 4 pasos. El tamañi¿o de los circulos es proporcional a la delta, leugo vemos como paso a paso se eliminan aquellas galaxias con delta bajo.</text:p>
      <text:p text:style-name="P7"/>
      <text:p text:style-name="P7">Filmina 28</text:p>
      <text:p text:style-name="P7"/>
      <text:p text:style-name="P8">Posteriormente, como la aplicación de estos test nos deja un conjunto de galaxias con alta probabilidad de residir en subestructuras, nos parecio importante agrupar las mias, con el fin de definir las subestructura y calcular sus propiedades fisicas. Para esto usamos una mixtura de gaussianas con el paquete Mclust del programa R. En estos graficos se muestra un ejemplo de la utilizacion de este paquete, el cual ajusta m gaussianas y te dice que galaxia pertene a cada grupo.</text:p>
      <text:p text:style-name="P8"/>
      <text:p text:style-name="P8">Filmina 29</text:p>
      <text:p text:style-name="P8"/>
      <text:p text:style-name="P8">Entonces aplicamos el test a una muestra 2854 cumulos con masas mayores a 10**13 y con mas de 30 galaxias. Encontramos que 1448 cumulos presentan subestrucutras, es decir pval &lt; 0,15, lo que representa un 50% aprox. Si ademas pedimos que la skewnes sea distinta de 0, teniendo en cuenta la incerteza en su calculo, nos quedamos con una muestra de 715 cumulos.</text:p>
      <text:p text:style-name="P8"/>
      <text:p text:style-name="P8">Filmina 30</text:p>
      <text:p text:style-name="P8"/>
      <text:p text:style-name="P8">En el grafico de la izquierda se pouede ver la dsitribucion del delta de los 715 cumulos de la muestra, en donde se grafica en rojo aquellos con subestructura y en azul aquellos sin subestructura ebncontrando que aqueelos con subestructura tiene estadisticamente un delta mayor. En el grafico de la derecha, se puede ver la distribucion del snapshot de la ultima fusion mayor, en donde se detaca que hay muchos cumulos que presentan subestructura y que sin embargo tuvieron su ultima fusion mayor en los primero snapshots de la simulacion, es decir hace mucho tiempo.</text:p>
      <text:p text:style-name="P8"/>
      <text:p text:style-name="P8">Filmina 31</text:p>
      <text:p text:style-name="P8"/>
      <text:p text:style-name="P8">Luego aplicamos el test de DS iter a la muetra de 2854 cumulos, encontrando que en 119 el algoritmo converge. De estos 119 solo 46 fueron detectados por el test de DS tradicional, mostrando que ambos metodos no son completamente equivakentes y que por lo tanto pueden ser utilizados de forma complementaria. En el grafico se muestra la distribucion de snapshot de la ultima fusion mayor. En rojo se muestran aquellos cumulo que fueron detectados por el test de DS iter y por el tet de Skewnes, mientras que en negro se muestran auqellos cuulos que superaron los 3 test, siendo notable que aquellos cumulos que superan los 3 test, tuvieron su ultima fusion recientemente.</text:p>
      <text:p text:style-name="P8"/>
      <text:p text:style-name="P8">}filmina 32</text:p>
      <text:p text:style-name="P8"/>
      <text:p text:style-name="P8">La aplciacion de la mixtura de gaussianas, la realizamos, sobre aquellas galaxias con delta mayor a 2 y encontramos 2 subestructuras en 636 de los 715 cumulos, y en 44 de los 46 cumulos que superan los 3 metodos.</text:p>
      <text:p text:style-name="P8"/>
      <text:p text:style-name="P8"><text:soft-page-break/>Filmina 33</text:p>
      <text:p text:style-name="P8"/>
      <text:p text:style-name="P8">En <text:span text:style-name="T3">Estos graficos podemos ver, la distribucion de la ocupacion relativa y de la luminosidad relativa, los graficos de la izquierda corresponden a aquellos cumulos que superaron los 3 metodos, mientras que los graficos de la derecha corresponden a los cumulos que superaron el test de DS clasico y SK. En rojo se muestran aquellos cumulos que tuvieron sumultima fusio mayor antes del snapshot 53 y en negro aquellos que la tuvieron despues del snapshot 53. Es interesante ver que aquellos cuulos que tuvieron la fusion recientemente tienen ocupaciones y luminosidades relativas mas altas.</text:span></text:p>
      <text:p text:style-name="P8"/>
      <text:p text:style-name="P9">Filmina 34</text:p>
      <text:p text:style-name="P9"/>
      <text:p text:style-name="P9">Basados en esto, encontramos que de lo 715 cumulos, 190 prsentan una ocupacion relativa mayor a 0,5 y de los 46 cumulos 20 presentan una ocuapcion realtiva mayor a 0,5.</text:p>
      <text:p text:style-name="P9">En estos graficos se puede ver la distribucion de los snapshot de la ultima fusion mayor para ambas muestras. En la izquierda estan aquellos cumulos que superaron los 3 metodos y ademas tienen una ocupaicon relativa mayor a 0,5 y el de la derecha corresponde a cumumlos que solo superaron el test de DS+SK y con ocupacion relativa mayor a 0,5. destacandose en el grafico de la ziquierda que la mayor parte de los cumulos de esta mustra tuvieron su ultima fusion mayor recientemente.</text:p>
      <text:p text:style-name="P9"/>
      <text:p text:style-name="P9">Filmina 35</text:p>
      <text:p text:style-name="P9"/>
      <text:p text:style-name="P9">Luego de identificar las subestructuras las estudiamos en mas detalle. Para esto a cada subestructura identificada, la asosiamos a un subhalo del mock, tenienco en cuenta cual era el hsalo del mock con mayor cantidad de galaxias en dicha subestructura. Para lograr una mejor identificacion, calculamos las coordenadas pesadas por luminosidad y luego calculamos el radio virial y la dispersion de velocidades mediante las siguientes formulas.</text:p>
      <text:p text:style-name="P9"/>
      <text:p text:style-name="P9">Filmina 36</text:p>
      <text:p text:style-name="P9"/>
      <text:p text:style-name="P9">En estos graficos se puede ver las distancias (angular proyectadas y en redshift) entre el centro del grupo identificado por mclust y el halo asosiado, destacandose un buen centrado, aunque hay algunos casos patologicos.</text:p>
      <text:p text:style-name="P9"/>
      <text:p text:style-name="P9">Filmina 37</text:p>
      <text:p text:style-name="P9"/>
      <text:p text:style-name="P9">En el grafico de la izauierda podemos ver una comparacion entre los radios viriales calculados para los grupos identificados y el radio virial del halo asosiado, destacandose que estamos sobreestimando dichas cantidades.</text:p>
      <text:p text:style-name="P9">Mientras que en el grafico de la derecha se muestra una cimparacion entre las dispersiones de velocidades calculada y asosiada, en donde no se destaca ninguna tendencia.</text:p>
      <text:p text:style-name="P9"/>
      <text:p text:style-name="P9">Filmina 38</text:p>
      <text:p text:style-name="P9"/>
      <text:p text:style-name="P9">Finalmente en estos graficos observamos las distancias entre las gaalxias y el centro del halo normalizadas al radio virial y la disperison de velocidades respectivamente, el grafico de la izquierda corresponde a distancia angular proyectada y el de la derecha a distancia en velocidad. </text:p>
      <text:p text:style-name="P9">Se puede ver que la mayor parte de las galaxias se encuentra, dentro 1 rdio virial y a una diferencia de velocidades menor a 2 veces kla dispersion. <text:span text:style-name="T4">Basados en estos resultados...</text:span></text:p>
      <text:p text:style-name="P9"/>
      <text:p text:style-name="P9">Filmina 39</text:p>
      <text:p text:style-name="P9"/>
      <text:p text:style-name="P10">Vamos <text:s/>a considerar miembros de un grupo solamente a aquellas galaxias que se encuentra a una <text:soft-page-break/>distancia proyectada menor a 1 radio virial <text:span text:style-name="T5">y a una diferencia de velocidades radiales menor a 2 veces la dispersion de velocidades. <text:s/>En este grafico vemos una comparacion entre la masa del grupo identificado y su halo asosiado, donde vemos que aquellos graficos cuya masa es mayor a 10**13 estamos consiguiendo una buena estimacion de la masa del halo asosiado.</text:span></text:p>
      <text:p text:style-name="P10"/>
      <text:p text:style-name="P11"><text:span text:style-name="T5">F</text:span>ilmina 40</text:p>
      <text:p text:style-name="P11"/>
      <text:p text:style-name="P11">Entonces al hacer la asosiacion, encontramos 3 casso diferentes. El caso son cumulos en donde identificamos el subhalo tipo0 <text:s/>y un subhalo tipo 1. El caso 2 en el que identifacmos 2 subhalos tipos 1, y el caso 3 en donde encontramos dos grupos que estan asosiados al mismo subhalo tipo 0, es decir que generamos un falssa subestructura. Entonces podemos considerar los casos 1 y 2 como exitos ya que identificamos 2 subestructuras que se estan fusionando y el caso 3 es un falso positivo ya que generamos una falsa subestructura.</text:p>
      <text:p text:style-name="P11">De los 715 cumulos, en 28 encontramos 2 subestructura con una ocupacion relativa mayor a 0,5 y cuyas grupos tengan mas de 3 galaxias para asi oder calcular algunas propiedades fisicas. De estos 28, 19 son casos 1, 4 son casos 2 y 5 son casos 3. </text:p>
      <text:p text:style-name="P11">Estas falsas detecciones, creemos que se deen principalmente a problemas de proyeccion.</text:p>
      <text:p text:style-name="P11"/>
      <text:p text:style-name="P11">Filmina 41</text:p>
      <text:p text:style-name="P11"/>
      <text:p text:style-name="P11">En estos graficos podemos ver la distncia angular poryectada al centro versus <text:span text:style-name="T6">la distancia en redshift para 3 cumulos correspondietes a casos 1. Aca en puntos negros estan graficadas todas las galaxias del cumulo, en azul esta graficado el subhalo tipo 0, y en rosado el subhalo tipo 1 mas masivo, y en circulos verdes y rojos se muestran los grupos identificados por mclust.</text:span></text:p>
      <text:p text:style-name="P11"/>
      <text:p text:style-name="P12">Filmina 42</text:p>
      <text:p text:style-name="P12"/>
      <text:p text:style-name="P12">En el grafico de la izquierda se muestra la idstribucion de los snapshot en el que los subhalos tipos 1 identificados ingresaron en el grupo fof, y en el grafico de la derecha se muestra la masa relativa en el momento de snapshot, en donde se destaca que todos los subhalos ingresaron en los ultimos snapshots.</text:p>
      <text:p text:style-name="P12"/>
      <text:p text:style-name="P12">Filmina 43</text:p>
      <text:p text:style-name="P12"/>
      <text:p text:style-name="P12">finalmente a partir de la asosiacion entre grupos identificados con mclust y halos del mock, se pueden definir 3 parametros para evaluar dichas subestructuras. La completitud se define como el numero de galaxias del grupo identificado que realmente pertenecen al halo asosiado divido el numero de galaxias del halo asosiado. La contaminacion es la cantidad de galaxias del grupo identificado que no pertenecn al halo asosiado divido el numero de galaxias del halo asosiado. Es importante notar que la contamnacion puede ser mayor a 1. Y la pureza es la cantidad de galaxias del halo asosiado divido la cantidad de galaxias del grupo identificado.</text:p>
      <text:p text:style-name="P12"/>
      <text:p text:style-name="P12"/>
      <text:p text:style-name="P12">Filminas 44-45-46</text:p>
      <text:p text:style-name="P12"/>
      <text:p text:style-name="P12">En estos graficos se puede ver la completitud como funcion de la masa relativa a la izquierda, y la completitud en funcion de la ocupacion relativa a la derecha, aca vemos la contaminacion tambien como funcion de la masa relativa y la ocuoacion relativa, y finalmente la pureza. Estos graficos son muy ruidosos ya que las estadisticas fueron realizadas con una muestra muy chica, por lo que no se pueden extraer resultados concluyentes y se debe seguir explorando esta linea de trabajo.</text:p>
      <text:p text:style-name="P12"/>
      <text:p text:style-name="P12">Filmina 47</text:p>
      <text:p text:style-name="P13"><text:soft-page-break/>Luego de estudiar los metodos aplicandolos al catalogo simulado, los aplicamos a diferentes catalogos reales. El primero en el que aplicamos nuestro metodo, es el catalog de Berlind, el cual contiene 8148 cumulos y grupos que representan 44554 galaxias. Este catalogo fue construido utilizando un algoritmo fof sobre 3 muestras limitas por volumne del catalogo sdss dr3. Es notable que solo 77 cumulos tienen una ocupacion mayor a 30. De estos, encontramos que 30 tienen subestructura según el test de DS clasico, representando el 40% de la muestras, valor similar al encontado en otros trabajos anteriores. Todos estos cumulos presentan una skewnes de la distribucion de velocidades radiales distinta de 0. De estos 30 cumulos, 20 presentan subestructura según el test de DS iterativo. Finalmente encontramos 2 subestructuras significativas en 15 de los cumulos de la muestra.</text:p>
      <text:p text:style-name="P13"/>
      <text:p text:style-name="P13">Filmina 48</text:p>
      <text:p text:style-name="P13"/>
      <text:p text:style-name="P13">Tambien aplicamos <text:s/>nuestro metodo al catalogo de tempel, el cual contiene 77858 cumulos y grupos de galaxias. Este catlogo fue construido mediante un algoritmo fof modificado con una longitud de linkeo variable según el redshift en galaxias con una magnitud aparente de hasta 17.77 del ctalogo sdss dr8. Al igual que en el catalogo de berlin, solo 389 cumulos tinen una ocupacion mayor a 30. De estos encontramos que 246 tienen subestructuras significativa según el test de DS, y pidiendo que ademas la skewnes sea distinta de 0, la muestra se reduce a 132 cumulos, de los cuales 86 presenta subestructura según el test de DS iterativo. Luego aplicamos mclust, y encontramos 2 subestructuras significativas en 80 de los cumulos de la muestra.</text:p>
      <text:p text:style-name="P13"/>
      <text:p text:style-name="P13">Filmina 49</text:p>
      <text:p text:style-name="P13"/>
      <text:p text:style-name="P13">por ultimo aplicamos el metodo sobre el catalogo de eke, el cual contiene 28877 cumulos y fue realizado con un algorito fof con una longitud de linkeo variable según el redshift y la densidad de galaxia, aplicado sobre el catalogo 2df. Solamente 144 cumulos tienen una ocupacion mayor a 30, y encontramos subestructura significativa con el test de DS en 112 cumulos. De estos, solo 60 tienen una skewnes diferentes de 0, y de estos 60, 41 presentan subestrucutra seugn el test DS iter. <text:span text:style-name="T7">Al aplicar mclust encontramos 2 subestructuras significativas en 38 de los cumulos de esta muestra.</text:span></text:p>
      <text:p text:style-name="P13"/>
      <text:p text:style-name="P14">Filmina 50</text:p>
      <text:p text:style-name="P14"/>
      <text:p text:style-name="P14">Para resumir el trabajo que hicimos. Primero construimos un catalogo simulado de galaxias, luego construimos un arbol de fusion para los grupos fof. Se estudiaron diferentes metodos para la identificacion de subestructuras, entre ellos, el test de DS iterativo desarrollado por nosotros. Luego estudiamos los arboles de fusion de los cumulos seleccionados por los diferentes metodos y comparamos sus resultados. Luego se identificaron y estudiaron las subestructuras presentes en dichos cumulos, encontrando las galaxias miembros y calculando sus propiedades fisicas mas relevantes. Finalmente se aplicaron los metoso estudiados en catalogos de galaxias reales armando una muestra de cumulos de galaxias en proceso de colision.</text:p>
      <text:p text:style-name="P14"/>
      <text:p text:style-name="P14">Filmina 51</text:p>
      <text:p text:style-name="P14"/>
      <text:p text:style-name="P15"><text:span text:style-name="T7">En el trabajo a futuro, se exploraran diferentes variantes que mejoren los metodos utilizados, como por ejemplo mejorar los catalogos simulados, aplicar la masacara del sdss, desarrollar nuevos metodos de identificacion de subestructuras, etc.</text:span></text:p>
      <text:p text:style-name="P14">Tambien se calibrara los metodos estudiados con catalogos simulados, para su aplicación a catalogos reales de mayor profundidad. Estudiaremos las propiedades fisicas de las galaxias que pertenecen a las subestructuras identificadas. Y realizaremos pruebas astrofisicas sobre los cumulos del catalogo para determinar propiedades de la materia oscur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4-03-19T15:32:53.948206182</meta:creation-date>
    <dc:date>2014-03-21T21:42:25.091174751</dc:date>
    <dc:creator>martin </dc:creator>
    <meta:editing-duration>PT7H54M5S</meta:editing-duration>
    <meta:editing-cycles>4</meta:editing-cycles>
    <meta:generator>LibreOffice/4.1.2.3$Linux_X86_64 LibreOffice_project/410m0$Build-3</meta:generator>
    <meta:printed-by>martin </meta:printed-by>
    <meta:print-date>2014-03-21T21:41:23.977264376</meta:print-date>
    <meta:document-statistic meta:table-count="0" meta:image-count="0" meta:object-count="0" meta:page-count="9" meta:paragraph-count="114" meta:word-count="4885" meta:character-count="29460" meta:non-whitespace-character-count="24673"/>
  </office:meta>
</office:document-meta>
</file>